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2">
      <style:text-properties fo:font-weight="bold" style:font-weight-asian="bold" style:font-weight-complex="bold"/>
    </style:style>
    <style:style style:name="P8" style:family="paragraph" style:parent-style-name="Standard" style:list-style-name="L3">
      <style:text-properties fo:font-weight="bold" style:font-weight-asian="bold" style:font-weight-complex="bold"/>
    </style:style>
    <style:style style:name="P9" style:family="paragraph" style:parent-style-name="Standard" style:list-style-name="L3">
      <style:text-properties fo:font-weight="normal" style:font-weight-asian="normal" style:font-weight-complex="normal"/>
    </style:style>
    <style:style style:name="P10" style:family="paragraph" style:parent-style-name="Standard" style:list-style-name="L4">
      <style:text-properties fo:font-weight="normal" style:font-weight-asian="normal" style:font-weight-complex="normal"/>
    </style:style>
    <style:style style:name="P11" style:family="paragraph" style:parent-style-name="Standard" style:list-style-name="L6">
      <style:text-properties fo:font-weight="normal" style:font-weight-asian="normal" style:font-weight-complex="normal"/>
    </style:style>
    <style:style style:name="P12" style:family="paragraph" style:parent-style-name="Standard" style:list-style-name="L4"/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Standard" style:list-style-name="L7" style:master-page-name="">
      <style:paragraph-properties fo:margin-left="0.026cm" fo:margin-right="0cm" fo:text-indent="0cm" style:auto-text-indent="false" style:page-number="auto"/>
    </style:style>
    <style:style style:name="P16" style:family="paragraph" style:parent-style-name="Standard" style:list-style-name="L7">
      <style:paragraph-properties fo:margin-left="0.026cm" fo:margin-right="0cm" fo:text-indent="0cm" style:auto-text-indent="false"/>
      <style:text-properties fo:font-weight="bold" style:font-weight-asian="bold" style:font-weight-complex="bold"/>
    </style:style>
    <style:style style:name="P17" style:family="paragraph" style:parent-style-name="Standard" style:list-style-name="L7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Standard" style:list-style-name="L8">
      <style:paragraph-properties fo:margin-left="0cm" fo:margin-right="0cm" fo:text-indent="0cm" style:auto-text-indent="false"/>
    </style:style>
    <style:style style:name="P19" style:family="paragraph" style:parent-style-name="Standard" style:list-style-name="L8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000000"/>
    </style:style>
    <style:style style:name="T8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font-style="normal" style:font-style-asian="normal" style:font-style-complex="normal"/>
    </style:style>
    <style:style style:name="T11" style:family="text">
      <style:text-properties fo:color="#000000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 fichier doit contenir obligatoirement une section <text:span text:style-name="T1">[general]</text:span>, celle-ci doit elle même être renseigné sur les champs "email" et "tmpdir".</text:p>
      <text:p text:style-name="Standard"/>
      <text:p text:style-name="Standard">Le champs "email" est pour l'instant inutilisé, mais il pourra être couplé à un système de mailing pouvant avertir l'utilisateur d'une erreur de journalisation.</text:p>
      <text:p text:style-name="Standard"/>
      <text:p text:style-name="Standard">Le champs "tmpdir" est le répertoire par défaut de travail du script. </text:p>
      <text:p text:style-name="Standard"/>
      <text:p text:style-name="Standard"/>
      <text:p text:style-name="Standard">La section [<text:span text:style-name="T1">general]</text:span> possède 3 sous-sections:</text:p>
      <text:p text:style-name="Standard"/>
      <text:list xml:id="list461002091221641284" text:style-name="L1">
        <text:list-item>
          <text:p text:style-name="P5"><text:span text:style-name="T1">[[MysSQL]]</text:span>: permet de spécifier les options par défaut de journalisation de BDD</text:p>
        </text:list-item>
      </text:list>
      <text:p text:style-name="Standard"/>
      <text:p text:style-name="Standard">plusieurs champs peuvent/doivent être remplis:</text:p>
      <text:p text:style-name="Standard"/>
      <text:list xml:id="list5493067584147589219" text:style-name="L2">
        <text:list-item>
          <text:p text:style-name="P6"><text:span text:style-name="T1">mysqldumppath </text:span><text:span text:style-name="T2">(obligatoire)</text:span> : correspond au chemin absolu de l'exécutable mysqldump sur le pc</text:p>
        </text:list-item>
        <text:list-item>
          <text:p text:style-name="P6"><text:span text:style-name="T1">tmpdir </text:span>: argument facultatif permettant de spécifier un répertoire de travail différent pour la journalisation de BDD, peut-être pratique pour les dump volumineux.</text:p>
        </text:list-item>
        <text:list-item>
          <text:p text:style-name="P6"><text:span text:style-name="T1">skiplist</text:span> : spécifie les tables d'une BDD qui ne seront pas journalisées</text:p>
        </text:list-item>
        <text:list-item>
          <text:p text:style-name="P7">dst : <text:span text:style-name="T2">spécifie le répertoire destination des dumps, les chemin de destination seront développé dans une section propre</text:span></text:p>
        </text:list-item>
        <text:list-item>
          <text:p text:style-name="P7">version<text:span text:style-name="T2"> (obligatoire): indique la version de l'utilitaire mysql</text:span></text:p>
        </text:list-item>
        <text:list-item>
          <text:p text:style-name="P7">login-path<text:span text:style-name="T2"> : permet de spécifier un login-path pour les version supérieure à <text:s/>la 5.6, en effet il est déprécié d'envoyer le mot de passe en clair durant une transaction MySQL depuis la version 5.6.</text:span></text:p>
        </text:list-item>
      </text:list>
      <text:list xml:id="list289912376254476991" text:style-name="L3">
        <text:list-item>
          <text:p text:style-name="P8">[[Ldap]]<text:span text:style-name="T2">: permet de spécifier les options par défaut de journalisation des annuaires Ldap</text:span></text:p>
          <text:p text:style-name="P9"/>
        </text:list-item>
      </text:list>
      <text:list xml:id="list5606638861076003378" text:style-name="L4">
        <text:list-item>
          <text:p text:style-name="P12"><text:span text:style-name="T1">tmpdir </text:span><text:span text:style-name="T2">: <text:s/>argument facultatif permettant de spécifier un répertoire de travail différent pour la journalisation d'annuaires Ldap</text:span></text:p>
        </text:list-item>
        <text:list-item>
          <text:p text:style-name="P12"><text:span text:style-name="T1">dst</text:span><text:span text:style-name="T2"> : spécifie le répertoire destination des dumps, les chemin de destination seront développé dans une section propre</text:span></text:p>
          <text:p text:style-name="P10"/>
        </text:list-item>
      </text:list>
      <text:list xml:id="list6597670260606201524" text:style-name="L5">
        <text:list-item>
          <text:p text:style-name="P13"><text:span text:style-name="T1">[[File]]</text:span><text:span text:style-name="T2"> : permet de spécifier les options par défaut de journalisation des annuaires Ldap</text:span></text:p>
        </text:list-item>
      </text:list>
      <text:list xml:id="list6180614477274474206" text:style-name="L6">
        <text:list-item>
          <text:list>
            <text:list-header>
              <text:p text:style-name="P11"/>
            </text:list-header>
            <text:list-item>
              <text:p text:style-name="P14"><text:span text:style-name="T1">tmpdir</text:span><text:span text:style-name="T2"> : <text:s/>argument facultatif permettant de spécifier un répertoire de travail différent pour la journalisation de fichier et répertoires</text:span></text:p>
            </text:list-item>
            <text:list-item>
              <text:p text:style-name="P14"><text:span text:style-name="T1">dst : </text:span><text:span text:style-name="T2">spécifie le répertoire destination des dumps, les chemin de destination seront développé dans une section propr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16:53:27.24</meta:creation-date>
    <dc:date>2014-05-07T16:59:20.17</dc:date>
    <meta:editing-duration>PT2M59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8" meta:word-count="299" meta:character-count="1936"/>
  </office:meta>
</office:document-meta>
</file>